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8Q8I1kCZD0WQ1sClGyMriH3EO7KTHt4MUd3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7:55:56.719982303</meta:creation-date>
    <dc:date>2021-11-02T17:57:07.879237691</dc:date>
    <meta:editing-duration>PT1M1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1.2.2$Linux_X86_64 LibreOffice_project/10$Build-2</meta:generator>
  </office:meta>
</office:document-meta>
</file>